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000000000080000000891311616F42A159C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Liberation Sans" svg:font-family="'Liberation Sans'" style:font-adornments="Regular" style:font-pitch="variable"/>
    <style:font-face style:name="Noto Sans CJK SC Regular1" svg:font-family="'Noto Sans CJK SC Regular'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f8f3a" officeooo:paragraph-rsid="0024e6d9"/>
    </style:style>
    <style:style style:name="P2" style:family="paragraph" style:parent-style-name="Standard">
      <style:text-properties officeooo:rsid="002613a6" officeooo:paragraph-rsid="0024e6d9"/>
    </style:style>
    <style:style style:name="T1" style:family="text">
      <style:text-properties officeooo:rsid="0024e6d9"/>
    </style:style>
    <style:style style:name="T2" style:family="text">
      <style:text-properties officeooo:rsid="002613a6"/>
    </style:style>
    <style:style style:name="T3" style:family="text">
      <style:text-properties officeooo:rsid="0029b2b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ages and Paragraphs also have borders and padding. <text:span text:style-name="T3">This document should take up 3 pages.</text:span></text:p>
      <text:p text:style-name="P1"/>
      <text:p text:style-name="P1">Lorem ipsum dolor sit amet, consectetur <text:span text:style-name="T1">ut enii</text:span> adipiscing elit, sed do eiusmod tempor <text:span text:style-name="T1">ad quisi</text:span> incididunt ut labore et dolore magna aliqua. Ut<text:span text:style-name="T1">t</text:span> enim ad minim veniam, quis nostrud <text:span text:style-name="T1">ex irure ei</text:span> exercitation ullamco laboris nisi ut aliquip ex<text:span text:style-name="T1">iim</text:span> ea commodo consequat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Liberation Sans" svg:font-family="'Liberation Sans'" style:font-adornments="Regular" style:font-pitch="variable"/>
    <style:font-face style:name="Noto Sans CJK SC Regular1" svg:font-family="'Noto Sans CJK SC Regular'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itmap_20_1" draw:display-name="Bitmap 1" xlink:href="Pictures/10000000000000080000000891311616F42A159C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zxx" fo:country="none" style:letter-kerning="true" style:font-name-asian="Noto Sans CJK SC Regular" style:font-size-asian="10.5pt" style:language-asian="zh" style:country-asian="CN" style:font-name-complex="Times New Roman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zxx" fo:country="none" style:font-name-asian="Noto Sans CJK SC Regular" style:font-size-asian="10.5pt" style:language-asian="zh" style:country-asian="CN" style:font-name-complex="Times New Roman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Liberation Sans" fo:font-family="'Liberation Sans'" style:font-style-name="Regular" style:font-pitch="variable" fo:font-size="12pt" fo:language="zxx" fo:country="none" style:letter-kerning="true" style:font-name-asian="Noto Sans CJK SC Regular1" style:font-family-asian="'Noto Sans CJK SC Regular'" style:font-pitch-asian="variable" style:font-size-asian="12pt" style:language-asian="zh" style:country-asian="CN" style:font-name-complex="Liberation Sans" style:font-family-complex="'Liberation Sans'" style:font-style-name-complex="Regular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Times New Roman" fo:font-family="'Times New Roman'" style:font-family-generic="roman" fo:font-size="14pt" style:font-name-asian="Noto Sans CJK SC Regular1" style:font-family-asian="'Noto Sans CJK SC Regular'" style:font-pitch-asian="variable" style:font-size-asian="14pt" style:font-name-complex="Times New Roman" style:font-family-complex="'Times New Roman'" style:font-family-generic-complex="roman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name-complex="Times New Roman" style:font-family-complex="'Times New Roman'" style:font-family-generic-complex="roman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Times New Roman" style:font-family-complex="'Times New Roman'" style:font-family-generic-complex="roman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name-complex="Times New Roman" style:font-family-complex="'Times New Roman'" style:font-family-generic-complex="roman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4.801cm" fo:page-height="10.5cm" style:num-format="1" style:print-orientation="landscape" fo:margin-top="2.799cm" fo:margin-bottom="2.799cm" fo:margin-left="3cm" fo:margin-right="3cm" fo:border="none" fo:padding-top="1.143cm" fo:padding-bottom="1.143cm" fo:padding-left="0.508cm" fo:padding-right="0.508cm" style:shadow="none" fo:background-color="#ffffff" style:writing-mode="lr-tb" style:layout-grid-color="#c0c0c0" style:layout-grid-lines="1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4T12:25:39.394693600</meta:creation-date>
    <dc:date>2016-10-31T11:53:50.319820112</dc:date>
    <meta:editing-cycles>13</meta:editing-cycles>
    <meta:editing-duration>PT1H53M43S</meta:editing-duration>
    <meta:generator>LibreOffice/5.2.2.2$Linux_X86_64 LibreOffice_project/20m0$Build-2</meta:generator>
    <meta:document-statistic meta:table-count="0" meta:image-count="0" meta:object-count="0" meta:page-count="1" meta:paragraph-count="2" meta:word-count="58" meta:character-count="354" meta:non-whitespace-character-count="297"/>
  </office:meta>
</office:document-meta>
</file>